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00ff66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99ff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99ff"/>
    </style:style>
    <style:style style:name="ce8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cccc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Power of NoC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0" table:number-rows-spanned="1">
            <text:p>DA2</text:p>
          </table:table-cell>
          <table:covered-table-cell table:number-columns-repeated="9"/>
          <table:table-cell table:style-name="ce4"/>
          <table:table-cell table:style-name="ce5" office:value-type="string" calcext:value-type="string" table:number-columns-spanned="4" table:number-rows-spanned="1">
            <text:p>Base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ce2" table:number-columns-repeated="2"/>
          <table:table-cell table:style-name="ce2" office:value-type="string" calcext:value-type="string">
            <text:p>Dynamic</text:p>
          </table:table-cell>
          <table:table-cell table:style-name="ce2" table:number-columns-repeated="2"/>
          <table:table-cell table:style-name="ce3" table:number-columns-repeated="2"/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4"/>
          <table:table-cell table:style-name="ce6" office:value-type="string" calcext:value-type="string" table:number-columns-spanned="2" table:number-rows-spanned="1">
            <text:p>Dynamic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Static</text:p>
          </table:table-cell>
          <table:covered-table-cell table:style-name="ce9"/>
        </table:table-row>
        <table:table-row table:style-name="ro1">
          <table:table-cell table:number-columns-repeated="2"/>
          <table:table-cell table:style-name="ce2" office:value-type="string" calcext:value-type="string">
            <text:p>Slice 0</text:p>
          </table:table-cell>
          <table:table-cell table:style-name="ce2" office:value-type="string" calcext:value-type="string">
            <text:p>Slice 1</text:p>
          </table:table-cell>
          <table:table-cell table:style-name="ce2" office:value-type="string" calcext:value-type="string">
            <text:p>Slice 2</text:p>
          </table:table-cell>
          <table:table-cell table:style-name="ce2" office:value-type="string" calcext:value-type="string">
            <text:p>Slice 3</text:p>
          </table:table-cell>
          <table:table-cell table:style-name="ce2" office:value-type="string" calcext:value-type="string">
            <text:p>Slice 4</text:p>
          </table:table-cell>
          <table:table-cell table:style-name="ce3" office:value-type="string" calcext:value-type="string">
            <text:p>Slice 0</text:p>
          </table:table-cell>
          <table:table-cell table:style-name="ce3" office:value-type="string" calcext:value-type="string">
            <text:p>Slice 1</text:p>
          </table:table-cell>
          <table:table-cell table:style-name="ce3" office:value-type="string" calcext:value-type="string">
            <text:p>Slice 2</text:p>
          </table:table-cell>
          <table:table-cell table:style-name="ce3" office:value-type="string" calcext:value-type="string">
            <text:p>Slice 3</text:p>
          </table:table-cell>
          <table:table-cell table:style-name="ce3" office:value-type="string" calcext:value-type="string">
            <text:p>Slice 4</text:p>
          </table:table-cell>
          <table:table-cell table:style-name="ce4"/>
          <table:table-cell table:style-name="ce7" office:value-type="string" calcext:value-type="string">
            <text:p>Slice 0</text:p>
          </table:table-cell>
          <table:table-cell table:style-name="ce7" office:value-type="string" calcext:value-type="string">
            <text:p>Slice 1</text:p>
          </table:table-cell>
          <table:table-cell table:style-name="ce9" office:value-type="string" calcext:value-type="string">
            <text:p>Slice 0</text:p>
          </table:table-cell>
          <table:table-cell table:style-name="ce9" office:value-type="string" calcext:value-type="string">
            <text:p>Slice 1</text:p>
          </table:table-cell>
        </table:table-row>
        <table:table-row table:style-name="ro1">
          <table:table-cell/>
          <table:table-cell office:value-type="string" calcext:value-type="string">
            <text:p>CP </text:p>
          </table:table-cell>
          <table:table-cell/>
          <table:table-cell office:value-type="float" office:value="0.0036861017" calcext:value-type="float">
            <text:p>0.0036861017</text:p>
          </table:table-cell>
          <table:table-cell table:number-columns-repeated="3"/>
          <table:table-cell office:value-type="float" office:value="0.13988584" calcext:value-type="float">
            <text:p>0.13988584</text:p>
          </table:table-cell>
          <table:table-cell table:number-columns-repeated="4" office:value-type="float" office:value="0.140156112" calcext:value-type="float">
            <text:p>0.1401561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B</text:p>
          </table:table-cell>
          <table:table-cell office:value-type="float" office:value="0.0058751063" calcext:value-type="float">
            <text:p>0.0058751063</text:p>
          </table:table-cell>
          <table:table-cell office:value-type="float" office:value="0.004634464" calcext:value-type="float">
            <text:p>0.004634464</text:p>
          </table:table-cell>
          <table:table-cell office:value-type="float" office:value="0.0036653026" calcext:value-type="float">
            <text:p>0.0036653026</text:p>
          </table:table-cell>
          <table:table-cell office:value-type="float" office:value="0.0045929685" calcext:value-type="float">
            <text:p>0.0045929685</text:p>
          </table:table-cell>
          <table:table-cell office:value-type="float" office:value="0.0054787996" calcext:value-type="float">
            <text:p>0.0054787996</text:p>
          </table:table-cell>
          <table:table-cell office:value-type="float" office:value="0.13988584" calcext:value-type="float">
            <text:p>0.13988584</text:p>
          </table:table-cell>
          <table:table-cell table:number-columns-repeated="4" office:value-type="float" office:value="0.021517344" calcext:value-type="float">
            <text:p>0.0215173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FS</text:p>
          </table:table-cell>
          <table:table-cell office:value-type="float" office:value="0.0062337758" calcext:value-type="float">
            <text:p>0.0062337758</text:p>
          </table:table-cell>
          <table:table-cell office:value-type="float" office:value="0.0039772182" calcext:value-type="float">
            <text:p>0.0039772182</text:p>
          </table:table-cell>
          <table:table-cell office:value-type="float" office:value="0.0039805663" calcext:value-type="float">
            <text:p>0.0039805663</text:p>
          </table:table-cell>
          <table:table-cell office:value-type="float" office:value="0.0039871256" calcext:value-type="float">
            <text:p>0.0039871256</text:p>
          </table:table-cell>
          <table:table-cell office:value-type="float" office:value="0.0039857406" calcext:value-type="float">
            <text:p>0.0039857406</text:p>
          </table:table-cell>
          <table:table-cell office:value-type="float" office:value="0.13988584" calcext:value-type="float">
            <text:p>0.13988584</text:p>
          </table:table-cell>
          <table:table-cell table:number-columns-repeated="2" office:value-type="float" office:value="0.021517344" calcext:value-type="float">
            <text:p>0.02151734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AY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PS</text:p>
          </table:table-cell>
          <table:table-cell office:value-type="float" office:value="0.00571875" calcext:value-type="float">
            <text:p>0.00571875</text:p>
          </table:table-cell>
          <table:table-cell office:value-type="float" office:value="0.0040764393" calcext:value-type="float">
            <text:p>0.0040764393</text:p>
          </table:table-cell>
          <table:table-cell office:value-type="float" office:value="0.0040717742" calcext:value-type="float">
            <text:p>0.0040717742</text:p>
          </table:table-cell>
          <table:table-cell office:value-type="float" office:value="0.0040727202" calcext:value-type="float">
            <text:p>0.0040727202</text:p>
          </table:table-cell>
          <table:table-cell office:value-type="float" office:value="0.0040761763" calcext:value-type="float">
            <text:p>0.0040761763</text:p>
          </table:table-cell>
          <table:table-cell office:value-type="float" office:value="0.13988584" calcext:value-type="float">
            <text:p>0.13988584</text:p>
          </table:table-cell>
          <table:table-cell table:number-columns-repeated="4" office:value-type="float" office:value="0.021517344" calcext:value-type="float">
            <text:p>0.0215173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QU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20:51:56.305695365</meta:creation-date>
    <dc:date>2015-06-19T18:36:01.441982893</dc:date>
    <meta:editing-duration>P7DT4H2M52S</meta:editing-duration>
    <meta:editing-cycles>4</meta:editing-cycles>
    <meta:generator>LibreOffice/4.2.8.2$Linux_X86_64 LibreOffice_project/420m0$Build-2</meta:generator>
    <meta:document-statistic meta:table-count="1" meta:cell-count="64" meta:object-count="0"/>
  </office:meta>
</office:document-meta>
</file>